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rfc-language-tag="en-GB-oxendict" fo:language="en" fo:country="GB" fo:font-weight="normal" officeooo:rsid="0005170e" officeooo:paragraph-rsid="0005170e" style:font-size-asian="9.60000038146973pt" style:font-weight-asian="normal" style:font-size-complex="11pt" style:font-weight-complex="normal"/>
    </style:style>
    <style:style style:name="P2" style:family="paragraph" style:parent-style-name="Standard">
      <style:text-properties style:font-name="Arial" fo:font-size="11pt" style:rfc-language-tag="en-GB-oxendict" fo:language="en" fo:country="GB" fo:font-weight="normal" officeooo:rsid="0003c2d4" officeooo:paragraph-rsid="0003c2d4" style:font-size-asian="9.60000038146973pt" style:font-weight-asian="normal" style:font-size-complex="11pt" style:font-weight-complex="normal"/>
    </style:style>
    <style:style style:name="P3" style:family="paragraph" style:parent-style-name="Standard">
      <style:text-properties style:font-name="Arial" fo:font-size="11pt" style:rfc-language-tag="en-GB-oxendict" fo:language="en" fo:country="GB" fo:font-weight="normal" officeooo:rsid="0005fc65" officeooo:paragraph-rsid="0005fc65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style:font-name="Arial" fo:font-size="11pt" style:rfc-language-tag="en-GB-oxendict" fo:language="en" fo:country="GB" fo:font-weight="normal" officeooo:rsid="000c994c" officeooo:paragraph-rsid="000c994c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style:font-name="Arial" fo:font-size="11pt" style:rfc-language-tag="en-GB-oxendict" fo:language="en" fo:country="GB" fo:font-weight="normal" officeooo:rsid="000d1c85" officeooo:paragraph-rsid="000d1c85" style:font-size-asian="9.60000038146973pt" style:font-weight-asian="normal" style:font-size-complex="11pt" style:font-weight-complex="normal"/>
    </style:style>
    <style:style style:name="P6" style:family="paragraph" style:parent-style-name="Standard">
      <style:text-properties style:font-name="Arial" fo:font-size="11pt" style:rfc-language-tag="en-GB-oxendict" fo:language="en" fo:country="GB" officeooo:rsid="00037ab8" officeooo:paragraph-rsid="00037ab8" style:font-size-asian="9.60000038146973pt" style:font-size-complex="11pt"/>
    </style:style>
    <style:style style:name="P7" style:family="paragraph" style:parent-style-name="Standard">
      <style:text-properties style:font-name="Arial" fo:font-size="11pt" style:rfc-language-tag="en-GB-oxendict" fo:language="en" fo:country="GB" fo:font-weight="bold" officeooo:rsid="0003c2d4" officeooo:paragraph-rsid="0003c2d4" style:font-size-asian="9.60000038146973pt" style:font-weight-asian="bold" style:font-size-complex="11pt" style:font-weight-complex="bold"/>
    </style:style>
    <style:style style:name="P8" style:family="paragraph" style:parent-style-name="Standard">
      <style:text-properties style:font-name="Arial" fo:font-size="11pt" style:rfc-language-tag="en-GB-oxendict" fo:language="en" fo:country="GB" fo:font-style="italic" style:text-underline-style="solid" style:text-underline-width="auto" style:text-underline-color="font-color" fo:font-weight="normal" officeooo:rsid="0010408c" officeooo:paragraph-rsid="0010408c" style:font-size-asian="9.60000038146973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text-properties style:font-name="Arial" fo:font-size="11pt" style:rfc-language-tag="en-GB-oxendict" fo:language="en" fo:country="GB" fo:font-style="normal" style:text-underline-style="none" fo:font-weight="normal" officeooo:rsid="0010408c" officeooo:paragraph-rsid="0010408c" style:font-size-asian="9.60000038146973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 style:list-style-name="L1">
      <style:text-properties style:font-name="Arial" fo:font-size="11pt" style:rfc-language-tag="en-GB-oxendict" fo:language="en" fo:country="GB" fo:font-weight="normal" officeooo:rsid="0005fc65" officeooo:paragraph-rsid="0005fc65" style:font-size-asian="9.60000038146973pt" style:font-weight-asian="normal" style:font-size-complex="11pt" style:font-weight-complex="normal"/>
    </style:style>
    <style:style style:name="P11" style:family="paragraph" style:parent-style-name="Standard" style:list-style-name="L2">
      <style:text-properties style:font-name="Arial" fo:font-size="11pt" style:rfc-language-tag="en-GB-oxendict" fo:language="en" fo:country="GB" fo:font-weight="normal" officeooo:rsid="000c994c" officeooo:paragraph-rsid="000c994c" style:font-size-asian="9.60000038146973pt" style:font-weight-asian="normal" style:font-size-complex="11pt" style:font-weight-complex="normal"/>
    </style:style>
    <style:style style:name="P12" style:family="paragraph" style:parent-style-name="Standard" style:list-style-name="L2">
      <style:text-properties style:font-name="Arial" fo:font-size="11pt" style:rfc-language-tag="en-GB-oxendict" fo:language="en" fo:country="GB" fo:font-weight="normal" officeooo:rsid="000d1c85" officeooo:paragraph-rsid="000d1c85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style:rfc-language-tag="en-GB-oxendict" fo:language="en" fo:country="GB" fo:font-weight="normal" officeooo:rsid="0005170e" officeooo:paragraph-rsid="0005170e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1pt" style:rfc-language-tag="en-GB-oxendict" fo:language="en" fo:country="GB" fo:font-weight="normal" officeooo:rsid="001192e4" officeooo:paragraph-rsid="001192e4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1pt" style:rfc-language-tag="en-GB-oxendict" fo:language="en" fo:country="GB" fo:font-style="italic" fo:font-weight="normal" officeooo:rsid="001192e4" officeooo:paragraph-rsid="001192e4" style:font-size-asian="9.60000038146973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07997b"/>
    </style:style>
    <style:style style:name="T2" style:family="text">
      <style:text-properties officeooo:rsid="0009291d"/>
    </style:style>
    <style:style style:name="T3" style:family="text">
      <style:text-properties officeooo:rsid="000e7061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NS: Domain Name Server</text:p>
      <text:p text:style-name="P6"/>
      <text:p text:style-name="P6">Web client – Web – Web Server</text:p>
      <text:p text:style-name="P6"/>
      <text:p text:style-name="P6">index.html</text:p>
      <text:p text:style-name="P6"/>
      <text:p text:style-name="P6"/>
      <text:p text:style-name="P7">student036</text:p>
      <text:p text:style-name="P7">RM20240923</text:p>
      <text:p text:style-name="P7"/>
      <text:p text:style-name="P2"/>
      <text:p text:style-name="P1">DATABASE: collection of information that belongs to a specific context.</text:p>
      <text:p text:style-name="P1"/>
      <text:p text:style-name="P3">Nowadays, we are using these systems:</text:p>
      <text:p text:style-name="P3"/>
      <text:list xml:id="list2976135389" text:style-name="L1">
        <text:list-item>
          <text:p text:style-name="P10">Relational Databases (de tablas): multiple tables that are related to each other. <text:span text:style-name="T1">Since 1970. </text:span><text:span text:style-name="T2">Also knwon as SQL Databases. </text:span><text:span text:style-name="T3">Example: MySQL. SQL Serve, posGres SQL, MariaDB (SQL).</text:span></text:p>
        </text:list-item>
        <text:list-item>
          <text:p text:style-name="P10">Non Relational Databases (gathers). <text:span text:style-name="T2">Non SQL Databases.</text:span></text:p>
        </text:list-item>
      </text:list>
      <text:p text:style-name="P3"/>
      <text:p text:style-name="P4">Database:</text:p>
      <text:list xml:id="list530474289" text:style-name="L2">
        <text:list-item>
          <text:p text:style-name="P11">should be in a computer</text:p>
        </text:list-item>
        <text:list-item>
          <text:p text:style-name="P11">local and universal access</text:p>
        </text:list-item>
        <text:list-item>
          <text:p text:style-name="P12">insert, select, update and delete information</text:p>
        </text:list-item>
      </text:list>
      <text:p text:style-name="P5"/>
      <text:p text:style-name="P5">Cualquier fila es un registro</text:p>
      <text:p text:style-name="P5">Column=fill</text:p>
      <text:p text:style-name="P5"/>
      <text:p text:style-name="P5"/>
      <text:p text:style-name="P8">Rent a car - Database Project</text:p>
      <text:p text:style-name="P8"/>
      <text:p text:style-name="P9">1. Context: rent a car business</text:p>
      <text:p text:style-name="P9">2. Customer requirements:</text:p>
      <text:p text:style-name="P13"/>
      <text:p text:style-name="P13"/>
      <text:p text:style-name="P13"/>
      <text:p text:style-name="P13"/>
      <text:p text:style-name="P15">Entity/Relationship Diagrams – E/R Diagrams</text:p>
      <text:p text:style-name="P15"/>
      <text:p text:style-name="P14"><text:span text:style-name="T4">Product</text:span> - reservation - <text:span text:style-name="T4">Costumer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24T17:26:56.071000000</meta:creation-date>
    <dc:date>2024-10-01T19:34:29.364000000</dc:date>
    <meta:editing-duration>PT4H8M52S</meta:editing-duration>
    <meta:editing-cycles>13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20" meta:word-count="113" meta:character-count="729" meta:non-whitespace-character-count="638"/>
  </office:meta>
</office:document-meta>
</file>